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9.69pt"/>
    </style:style>
    <style:style style:name="co6" style:family="table-column">
      <style:table-column-properties fo:break-before="auto" style:column-width="128.1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  <style:style style:name="ce5" style:family="table-cell" style:parent-style-name="Default" style:data-style-name="N124"/>
  </office:automatic-styles>
  <office:body>
    <office:spreadsheet>
      <table:calculation-settings table:automatic-find-labels="false"/>
      <table:table table:name="single_dim_zero_r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isk free rate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R10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-0.0799999999999983" calcext:value-type="float">
            <text:p>-0.08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-0.110000000000003" calcext:value-type="float">
            <text:p>-0.11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0.009999999999998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-0.0500000000000007" calcext:value-type="float">
            <text:p>-0.05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0.10000000000000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0.199999999999999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-0.190000000000001" calcext:value-type="float">
            <text:p>-0.19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0.0500000000000007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-0.140000000000001" calcext:value-type="float">
            <text:p>-0.1400</text:p>
          </table:table-cell>
          <table:table-cell table:formula="of:=AVERAGE([.E3:.E12])" office:value-type="float" office:value="-0.0120000000000001" calcext:value-type="float">
            <text:p>-0.0120</text:p>
          </table:table-cell>
          <table:table-cell table:formula="of:=(([.E12]-[.F12])*([.E12]-[.F12])+([.E11]-[.F12])*([.E11]-[.F12])+([.E10]-[.F12])*([.E10]-[.F12])+([.E9]-[.F12])*([.E9]-[.F12])+([.E8]-[.F12])*([.E8]-[.F12])+([.E7]-[.F12])*([.E7]-[.F12])+([.E6]-[.F12])*([.E6]-[.F12])+([.E5]-[.F12])*([.E5]-[.F12])+([.E4]-[.F12])*([.E4]-[.F12])+([.E3]-[.F12])*([.E3]-[.F12]))/10" office:value-type="float" office:value="0.0135960000000002" calcext:value-type="float">
            <text:p>0.013596</text:p>
          </table:table-cell>
          <table:table-cell table:formula="of:=[.F12]/SQRT([.G12])" office:value-type="float" office:value="-0.102914286652416" calcext:value-type="float">
            <text:p>-0.102914286652416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0.240000000000002" calcext:value-type="float">
            <text:p>0.2400</text:p>
          </table:table-cell>
          <table:table-cell table:formula="of:=AVERAGE([.E4:.E13])" office:value-type="float" office:value="0.0199999999999999" calcext:value-type="float">
            <text:p>0.0200</text:p>
          </table:table-cell>
          <table:table-cell table:formula="of:=(([.E13]-[.F13])*([.E13]-[.F13])+([.E12]-[.F13])*([.E12]-[.F13])+([.E11]-[.F13])*([.E11]-[.F13])+([.E10]-[.F13])*([.E10]-[.F13])+([.E9]-[.F13])*([.E9]-[.F13])+([.E8]-[.F13])*([.E8]-[.F13])+([.E7]-[.F13])*([.E7]-[.F13])+([.E6]-[.F13])*([.E6]-[.F13])+([.E5]-[.F13])*([.E5]-[.F13])+([.E4]-[.F13])*([.E4]-[.F13]))/10" office:value-type="float" office:value="0.0184600000000003" calcext:value-type="float">
            <text:p>0.01846</text:p>
          </table:table-cell>
          <table:table-cell table:formula="of:=[.F13]/SQRT([.G13])" office:value-type="float" office:value="0.147202147989414" calcext:value-type="float">
            <text:p>0.147202147989414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-0.0100000000000016" calcext:value-type="float">
            <text:p>-0.0100</text:p>
          </table:table-cell>
          <table:table-cell table:formula="of:=AVERAGE([.E5:.E14])" office:value-type="float" office:value="0.0300000000000001" calcext:value-type="float">
            <text:p>0.0300</text:p>
          </table:table-cell>
          <table:table-cell table:formula="of:=(([.E14]-[.F14])*([.E14]-[.F14])+([.E13]-[.F14])*([.E13]-[.F14])+([.E12]-[.F14])*([.E12]-[.F14])+([.E11]-[.F14])*([.E11]-[.F14])+([.E10]-[.F14])*([.E10]-[.F14])+([.E9]-[.F14])*([.E9]-[.F14])+([.E8]-[.F14])*([.E8]-[.F14])+([.E7]-[.F14])*([.E7]-[.F14])+([.E6]-[.F14])*([.E6]-[.F14])+([.E5]-[.F14])*([.E5]-[.F14]))/10" office:value-type="float" office:value="0.0167600000000002" calcext:value-type="float">
            <text:p>0.01676</text:p>
          </table:table-cell>
          <table:table-cell table:formula="of:=[.F14]/SQRT([.G14])" office:value-type="float" office:value="0.231731059656547" calcext:value-type="float">
            <text:p>0.231731059656547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0.23" calcext:value-type="float">
            <text:p>0.2300</text:p>
          </table:table-cell>
          <table:table-cell table:formula="of:=AVERAGE([.E6:.E15])" office:value-type="float" office:value="0.0439999999999998" calcext:value-type="float">
            <text:p>0.0440</text:p>
          </table:table-cell>
          <table:table-cell table:formula="of:=(([.E15]-[.F15])*([.E15]-[.F15])+([.E14]-[.F15])*([.E14]-[.F15])+([.E13]-[.F15])*([.E13]-[.F15])+([.E12]-[.F15])*([.E12]-[.F15])+([.E11]-[.F15])*([.E11]-[.F15])+([.E10]-[.F15])*([.E10]-[.F15])+([.E9]-[.F15])*([.E9]-[.F15])+([.E8]-[.F15])*([.E8]-[.F15])+([.E7]-[.F15])*([.E7]-[.F15])+([.E6]-[.F15])*([.E6]-[.F15]))/10" office:value-type="float" office:value="0.0202040000000002" calcext:value-type="float">
            <text:p>0.020204</text:p>
          </table:table-cell>
          <table:table-cell table:formula="of:=[.F15]/SQRT([.G15])" office:value-type="float" office:value="0.309552272458592" calcext:value-type="float">
            <text:p>0.309552272458592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0.75" calcext:value-type="float">
            <text:p>0.7500</text:p>
          </table:table-cell>
          <table:table-cell table:formula="of:=AVERAGE([.E7:.E16])" office:value-type="float" office:value="0.118" calcext:value-type="float">
            <text:p>0.1180</text:p>
          </table:table-cell>
          <table:table-cell table:formula="of:=(([.E16]-[.F16])*([.E16]-[.F16])+([.E15]-[.F16])*([.E15]-[.F16])+([.E14]-[.F16])*([.E14]-[.F16])+([.E13]-[.F16])*([.E13]-[.F16])+([.E12]-[.F16])*([.E12]-[.F16])+([.E11]-[.F16])*([.E11]-[.F16])+([.E10]-[.F16])*([.E10]-[.F16])+([.E9]-[.F16])*([.E9]-[.F16])+([.E8]-[.F16])*([.E8]-[.F16])+([.E7]-[.F16])*([.E7]-[.F16]))/10" office:value-type="float" office:value="0.0644560000000002" calcext:value-type="float">
            <text:p>0.064456</text:p>
          </table:table-cell>
          <table:table-cell table:formula="of:=[.F16]/SQRT([.G16])" office:value-type="float" office:value="0.464783103981902" calcext:value-type="float">
            <text:p>0.464783103981902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0.690000000000001" calcext:value-type="float">
            <text:p>0.6900</text:p>
          </table:table-cell>
          <table:table-cell table:formula="of:=AVERAGE([.E8:.E17])" office:value-type="float" office:value="0.192" calcext:value-type="float">
            <text:p>0.1920</text:p>
          </table:table-cell>
          <table:table-cell table:formula="of:=(([.E17]-[.F17])*([.E17]-[.F17])+([.E16]-[.F17])*([.E16]-[.F17])+([.E15]-[.F17])*([.E15]-[.F17])+([.E14]-[.F17])*([.E14]-[.F17])+([.E13]-[.F17])*([.E13]-[.F17])+([.E12]-[.F17])*([.E12]-[.F17])+([.E11]-[.F17])*([.E11]-[.F17])+([.E10]-[.F17])*([.E10]-[.F17])+([.E9]-[.F17])*([.E9]-[.F17])+([.E8]-[.F17])*([.E8]-[.F17]))/10" office:value-type="float" office:value="0.0888760000000003" calcext:value-type="float">
            <text:p>0.088876</text:p>
          </table:table-cell>
          <table:table-cell table:formula="of:=[.F17]/SQRT([.G17])" office:value-type="float" office:value="0.644034271697362" calcext:value-type="float">
            <text:p>0.644034271697362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-0.300000000000001" calcext:value-type="float">
            <text:p>-0.3000</text:p>
          </table:table-cell>
          <table:table-cell table:formula="of:=AVERAGE([.E9:.E18])" office:value-type="float" office:value="0.152" calcext:value-type="float">
            <text:p>0.1520</text:p>
          </table:table-cell>
          <table:table-cell table:formula="of:=(([.E18]-[.F18])*([.E18]-[.F18])+([.E17]-[.F18])*([.E17]-[.F18])+([.E16]-[.F18])*([.E16]-[.F18])+([.E15]-[.F18])*([.E15]-[.F18])+([.E14]-[.F18])*([.E14]-[.F18])+([.E13]-[.F18])*([.E13]-[.F18])+([.E12]-[.F18])*([.E12]-[.F18])+([.E11]-[.F18])*([.E11]-[.F18])+([.E10]-[.F18])*([.E10]-[.F18])+([.E9]-[.F18])*([.E9]-[.F18]))/10" office:value-type="float" office:value="0.110636" calcext:value-type="float">
            <text:p>0.110636</text:p>
          </table:table-cell>
          <table:table-cell table:formula="of:=[.F18]/SQRT([.G18])" office:value-type="float" office:value="0.456978065777038" calcext:value-type="float">
            <text:p>0.456978065777038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0.0799999999999983" calcext:value-type="float">
            <text:p>0.0800</text:p>
          </table:table-cell>
          <table:table-cell table:formula="of:=AVERAGE([.E10:.E19])" office:value-type="float" office:value="0.14" calcext:value-type="float">
            <text:p>0.1400</text:p>
          </table:table-cell>
          <table:table-cell table:formula="of:=(([.E19]-[.F19])*([.E19]-[.F19])+([.E18]-[.F19])*([.E18]-[.F19])+([.E17]-[.F19])*([.E17]-[.F19])+([.E16]-[.F19])*([.E16]-[.F19])+([.E15]-[.F19])*([.E15]-[.F19])+([.E14]-[.F19])*([.E14]-[.F19])+([.E13]-[.F19])*([.E13]-[.F19])+([.E12]-[.F19])*([.E12]-[.F19])+([.E11]-[.F19])*([.E11]-[.F19])+([.E10]-[.F19])*([.E10]-[.F19]))/10" office:value-type="float" office:value="0.11078" calcext:value-type="float">
            <text:p>0.11078</text:p>
          </table:table-cell>
          <table:table-cell table:formula="of:=[.F19]/SQRT([.G19])" office:value-type="float" office:value="0.420627202145426" calcext:value-type="float">
            <text:p>0.420627202145426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0.120000000000001" calcext:value-type="float">
            <text:p>0.1200</text:p>
          </table:table-cell>
          <table:table-cell table:formula="of:=AVERAGE([.E11:.E20])" office:value-type="float" office:value="0.171" calcext:value-type="float">
            <text:p>0.1710</text:p>
          </table:table-cell>
          <table:table-cell table:formula="of:=(([.E20]-[.F20])*([.E20]-[.F20])+([.E19]-[.F20])*([.E19]-[.F20])+([.E18]-[.F20])*([.E18]-[.F20])+([.E17]-[.F20])*([.E17]-[.F20])+([.E16]-[.F20])*([.E16]-[.F20])+([.E15]-[.F20])*([.E15]-[.F20])+([.E14]-[.F20])*([.E14]-[.F20])+([.E13]-[.F20])*([.E13]-[.F20])+([.E12]-[.F20])*([.E12]-[.F20])+([.E11]-[.F20])*([.E11]-[.F20]))/10" office:value-type="float" office:value="0.0989690000000003" calcext:value-type="float">
            <text:p>0.098969</text:p>
          </table:table-cell>
          <table:table-cell table:formula="of:=[.F20]/SQRT([.G20])" office:value-type="float" office:value="0.543558785171188" calcext:value-type="float">
            <text:p>0.543558785171188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-0.32" calcext:value-type="float">
            <text:p>-0.3200</text:p>
          </table:table-cell>
          <table:table-cell table:formula="of:=AVERAGE([.E12:.E21])" office:value-type="float" office:value="0.134" calcext:value-type="float">
            <text:p>0.1340</text:p>
          </table:table-cell>
          <table:table-cell table:formula="of:=(([.E21]-[.F21])*([.E21]-[.F21])+([.E20]-[.F21])*([.E20]-[.F21])+([.E19]-[.F21])*([.E19]-[.F21])+([.E18]-[.F21])*([.E18]-[.F21])+([.E17]-[.F21])*([.E17]-[.F21])+([.E16]-[.F21])*([.E16]-[.F21])+([.E15]-[.F21])*([.E15]-[.F21])+([.E14]-[.F21])*([.E14]-[.F21])+([.E13]-[.F21])*([.E13]-[.F21])+([.E12]-[.F21])*([.E12]-[.F21]))/10" office:value-type="float" office:value="0.120244" calcext:value-type="float">
            <text:p>0.120244</text:p>
          </table:table-cell>
          <table:table-cell table:formula="of:=[.F21]/SQRT([.G21])" office:value-type="float" office:value="0.386432007323697" calcext:value-type="float">
            <text:p>0.386432007323697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0.190000000000001" calcext:value-type="float">
            <text:p>0.1900</text:p>
          </table:table-cell>
          <table:table-cell table:formula="of:=AVERAGE([.E13:.E22])" office:value-type="float" office:value="0.167" calcext:value-type="float">
            <text:p>0.1670</text:p>
          </table:table-cell>
          <table:table-cell table:formula="of:=(([.E22]-[.F22])*([.E22]-[.F22])+([.E21]-[.F22])*([.E21]-[.F22])+([.E20]-[.F22])*([.E20]-[.F22])+([.E19]-[.F22])*([.E19]-[.F22])+([.E18]-[.F22])*([.E18]-[.F22])+([.E17]-[.F22])*([.E17]-[.F22])+([.E16]-[.F22])*([.E16]-[.F22])+([.E15]-[.F22])*([.E15]-[.F22])+([.E14]-[.F22])*([.E14]-[.F22])+([.E13]-[.F22])*([.E13]-[.F22]))/10" office:value-type="float" office:value="0.111961" calcext:value-type="float">
            <text:p>0.111961</text:p>
          </table:table-cell>
          <table:table-cell table:formula="of:=[.F22]/SQRT([.G22])" office:value-type="float" office:value="0.499094847941021" calcext:value-type="float">
            <text:p>0.499094847941021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0" calcext:value-type="float">
            <text:p>0</text:p>
          </table:table-cell>
          <table:table-cell table:formula="of:=[.C23]-[.D23]" office:value-type="float" office:value="0.0500000000000007" calcext:value-type="float">
            <text:p>0.0500</text:p>
          </table:table-cell>
          <table:table-cell table:formula="of:=AVERAGE([.E14:.E23])" office:value-type="float" office:value="0.148" calcext:value-type="float">
            <text:p>0.1480</text:p>
          </table:table-cell>
          <table:table-cell table:formula="of:=(([.E23]-[.F23])*([.E23]-[.F23])+([.E22]-[.F23])*([.E22]-[.F23])+([.E21]-[.F23])*([.E21]-[.F23])+([.E20]-[.F23])*([.E20]-[.F23])+([.E19]-[.F23])*([.E19]-[.F23])+([.E18]-[.F23])*([.E18]-[.F23])+([.E17]-[.F23])*([.E17]-[.F23])+([.E16]-[.F23])*([.E16]-[.F23])+([.E15]-[.F23])*([.E15]-[.F23])+([.E14]-[.F23])*([.E14]-[.F23]))/10" office:value-type="float" office:value="0.112436" calcext:value-type="float">
            <text:p>0.112436</text:p>
          </table:table-cell>
          <table:table-cell table:formula="of:=[.F23]/SQRT([.G23])" office:value-type="float" office:value="0.441376312460607" calcext:value-type="float">
            <text:p>0.441376312460607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-0.220000000000002" calcext:value-type="float">
            <text:p>-0.2200</text:p>
          </table:table-cell>
          <table:table-cell table:formula="of:=AVERAGE([.E15:.E24])" office:value-type="float" office:value="0.127" calcext:value-type="float">
            <text:p>0.1270</text:p>
          </table:table-cell>
          <table:table-cell table:formula="of:=(([.E24]-[.F24])*([.E24]-[.F24])+([.E23]-[.F24])*([.E23]-[.F24])+([.E22]-[.F24])*([.E22]-[.F24])+([.E21]-[.F24])*([.E21]-[.F24])+([.E20]-[.F24])*([.E20]-[.F24])+([.E19]-[.F24])*([.E19]-[.F24])+([.E18]-[.F24])*([.E18]-[.F24])+([.E17]-[.F24])*([.E17]-[.F24])+([.E16]-[.F24])*([.E16]-[.F24])+([.E15]-[.F24])*([.E15]-[.F24]))/10" office:value-type="float" office:value="0.123041" calcext:value-type="float">
            <text:p>0.123041</text:p>
          </table:table-cell>
          <table:table-cell table:formula="of:=[.F24]/SQRT([.G24])" office:value-type="float" office:value="0.362058539243126" calcext:value-type="float">
            <text:p>0.362058539243126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0" calcext:value-type="float">
            <text:p>0</text:p>
          </table:table-cell>
          <table:table-cell table:formula="of:=[.C25]-[.D25]" office:value-type="float" office:value="-0.459999999999997" calcext:value-type="float">
            <text:p>-0.4600</text:p>
          </table:table-cell>
          <table:table-cell table:formula="of:=AVERAGE([.E16:.E25])" office:value-type="float" office:value="0.0580000000000002" calcext:value-type="float">
            <text:p>0.0580</text:p>
          </table:table-cell>
          <table:table-cell table:formula="of:=(([.E25]-[.F25])*([.E25]-[.F25])+([.E24]-[.F25])*([.E24]-[.F25])+([.E23]-[.F25])*([.E23]-[.F25])+([.E22]-[.F25])*([.E22]-[.F25])+([.E21]-[.F25])*([.E21]-[.F25])+([.E20]-[.F25])*([.E20]-[.F25])+([.E19]-[.F25])*([.E19]-[.F25])+([.E18]-[.F25])*([.E18]-[.F25])+([.E17]-[.F25])*([.E17]-[.F25])+([.E16]-[.F25])*([.E16]-[.F25]))/10" office:value-type="float" office:value="0.151676" calcext:value-type="float">
            <text:p>0.151676</text:p>
          </table:table-cell>
          <table:table-cell table:formula="of:=[.F25]/SQRT([.G25])" office:value-type="float" office:value="0.148925669136012" calcext:value-type="float">
            <text:p>0.148925669136012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0" calcext:value-type="float">
            <text:p>0</text:p>
          </table:table-cell>
          <table:table-cell table:formula="of:=[.C26]-[.D26]" office:value-type="float" office:value="-0.0899999999999999" calcext:value-type="float">
            <text:p>-0.0900</text:p>
          </table:table-cell>
          <table:table-cell table:formula="of:=AVERAGE([.E17:.E26])" office:value-type="float" office:value="-0.0259999999999998" calcext:value-type="float">
            <text:p>-0.0260</text:p>
          </table:table-cell>
          <table:table-cell table:formula="of:=(([.E26]-[.F26])*([.E26]-[.F26])+([.E25]-[.F26])*([.E25]-[.F26])+([.E24]-[.F26])*([.E24]-[.F26])+([.E23]-[.F26])*([.E23]-[.F26])+([.E22]-[.F26])*([.E22]-[.F26])+([.E21]-[.F26])*([.E21]-[.F26])+([.E20]-[.F26])*([.E20]-[.F26])+([.E19]-[.F26])*([.E19]-[.F26])+([.E18]-[.F26])*([.E18]-[.F26])+([.E17]-[.F26])*([.E17]-[.F26]))/10" office:value-type="float" office:value="0.0989240000000001" calcext:value-type="float">
            <text:p>0.098924</text:p>
          </table:table-cell>
          <table:table-cell table:formula="of:=[.F26]/SQRT([.G26])" office:value-type="float" office:value="-0.0826651605548574" calcext:value-type="float">
            <text:p>-0.082665160554858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0.229999999999997" calcext:value-type="float">
            <text:p>0.2300</text:p>
          </table:table-cell>
          <table:table-cell table:formula="of:=AVERAGE([.E18:.E27])" office:value-type="float" office:value="-0.0720000000000002" calcext:value-type="float">
            <text:p>-0.0720</text:p>
          </table:table-cell>
          <table:table-cell table:formula="of:=(([.E27]-[.F27])*([.E27]-[.F27])+([.E26]-[.F27])*([.E26]-[.F27])+([.E25]-[.F27])*([.E25]-[.F27])+([.E24]-[.F27])*([.E24]-[.F27])+([.E23]-[.F27])*([.E23]-[.F27])+([.E22]-[.F27])*([.E22]-[.F27])+([.E21]-[.F27])*([.E21]-[.F27])+([.E20]-[.F27])*([.E20]-[.F27])+([.E19]-[.F27])*([.E19]-[.F27])+([.E18]-[.F27])*([.E18]-[.F27]))/10" office:value-type="float" office:value="0.0520959999999998" calcext:value-type="float">
            <text:p>0.052096</text:p>
          </table:table-cell>
          <table:table-cell table:formula="of:=[.F27]/SQRT([.G27])" office:value-type="float" office:value="-0.315449836754753" calcext:value-type="float">
            <text:p>-0.315449836754753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0" calcext:value-type="float">
            <text:p>0</text:p>
          </table:table-cell>
          <table:table-cell table:formula="of:=[.C28]-[.D28]" office:value-type="float" office:value="-0.649999999999999" calcext:value-type="float">
            <text:p>-0.6500</text:p>
          </table:table-cell>
          <table:table-cell table:formula="of:=AVERAGE([.E19:.E28])" office:value-type="float" office:value="-0.107" calcext:value-type="float">
            <text:p>-0.1070</text:p>
          </table:table-cell>
          <table:table-cell table:formula="of:=(([.E28]-[.F28])*([.E28]-[.F28])+([.E27]-[.F28])*([.E27]-[.F28])+([.E26]-[.F28])*([.E26]-[.F28])+([.E25]-[.F28])*([.E25]-[.F28])+([.E24]-[.F28])*([.E24]-[.F28])+([.E23]-[.F28])*([.E23]-[.F28])+([.E22]-[.F28])*([.E22]-[.F28])+([.E21]-[.F28])*([.E21]-[.F28])+([.E20]-[.F28])*([.E20]-[.F28])+([.E19]-[.F28])*([.E19]-[.F28]))/10" office:value-type="float" office:value="0.0790809999999996" calcext:value-type="float">
            <text:p>0.079081</text:p>
          </table:table-cell>
          <table:table-cell table:formula="of:=[.F28]/SQRT([.G28])" office:value-type="float" office:value="-0.380493902471226" calcext:value-type="float">
            <text:p>-0.380493902471226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0.420000000000002" calcext:value-type="float">
            <text:p>0.4200</text:p>
          </table:table-cell>
          <table:table-cell table:formula="of:=AVERAGE([.E20:.E29])" office:value-type="float" office:value="-0.0729999999999997" calcext:value-type="float">
            <text:p>-0.0730</text:p>
          </table:table-cell>
          <table:table-cell table:formula="of:=(([.E29]-[.F29])*([.E29]-[.F29])+([.E28]-[.F29])*([.E28]-[.F29])+([.E27]-[.F29])*([.E27]-[.F29])+([.E26]-[.F29])*([.E26]-[.F29])+([.E25]-[.F29])*([.E25]-[.F29])+([.E24]-[.F29])*([.E24]-[.F29])+([.E23]-[.F29])*([.E23]-[.F29])+([.E22]-[.F29])*([.E22]-[.F29])+([.E21]-[.F29])*([.E21]-[.F29])+([.E20]-[.F29])*([.E20]-[.F29]))/10" office:value-type="float" office:value="0.102201" calcext:value-type="float">
            <text:p>0.102201</text:p>
          </table:table-cell>
          <table:table-cell table:formula="of:=[.F29]/SQRT([.G29])" office:value-type="float" office:value="-0.228346988033053" calcext:value-type="float">
            <text:p>-0.228346988033053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0" calcext:value-type="float">
            <text:p>0</text:p>
          </table:table-cell>
          <table:table-cell table:formula="of:=[.C30]-[.D30]" office:value-type="float" office:value="-0.700000000000003" calcext:value-type="float">
            <text:p>-0.7000</text:p>
          </table:table-cell>
          <table:table-cell table:formula="of:=AVERAGE([.E21:.E30])" office:value-type="float" office:value="-0.155" calcext:value-type="float">
            <text:p>-0.1550</text:p>
          </table:table-cell>
          <table:table-cell table:formula="of:=(([.E30]-[.F30])*([.E30]-[.F30])+([.E29]-[.F30])*([.E29]-[.F30])+([.E28]-[.F30])*([.E28]-[.F30])+([.E27]-[.F30])*([.E27]-[.F30])+([.E26]-[.F30])*([.E26]-[.F30])+([.E25]-[.F30])*([.E25]-[.F30])+([.E24]-[.F30])*([.E24]-[.F30])+([.E23]-[.F30])*([.E23]-[.F30])+([.E22]-[.F30])*([.E22]-[.F30])+([.E21]-[.F30])*([.E21]-[.F30]))/10" office:value-type="float" office:value="0.131065" calcext:value-type="float">
            <text:p>0.131065</text:p>
          </table:table-cell>
          <table:table-cell table:formula="of:=[.F30]/SQRT([.G30])" office:value-type="float" office:value="-0.428142491712136" calcext:value-type="float">
            <text:p>-0.428142491712136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0" calcext:value-type="float">
            <text:p>0</text:p>
          </table:table-cell>
          <table:table-cell table:formula="of:=[.C31]-[.D31]" office:value-type="float" office:value="-0.229999999999997" calcext:value-type="float">
            <text:p>-0.2300</text:p>
          </table:table-cell>
          <table:table-cell table:formula="of:=AVERAGE([.E22:.E31])" office:value-type="float" office:value="-0.146" calcext:value-type="float">
            <text:p>-0.1460</text:p>
          </table:table-cell>
          <table:table-cell table:formula="of:=(([.E31]-[.F31])*([.E31]-[.F31])+([.E30]-[.F31])*([.E30]-[.F31])+([.E29]-[.F31])*([.E29]-[.F31])+([.E28]-[.F31])*([.E28]-[.F31])+([.E27]-[.F31])*([.E27]-[.F31])+([.E26]-[.F31])*([.E26]-[.F31])+([.E25]-[.F31])*([.E25]-[.F31])+([.E24]-[.F31])*([.E24]-[.F31])+([.E23]-[.F31])*([.E23]-[.F31])+([.E22]-[.F31])*([.E22]-[.F31]))/10" office:value-type="float" office:value="0.128824" calcext:value-type="float">
            <text:p>0.128824</text:p>
          </table:table-cell>
          <table:table-cell table:formula="of:=[.F31]/SQRT([.G31])" office:value-type="float" office:value="-0.40677519863486" calcext:value-type="float">
            <text:p>-0.40677519863486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_dim_small_r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isk free rate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R10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.002" calcext:value-type="float">
            <text:p>0.002</text:p>
          </table:table-cell>
          <table:table-cell table:formula="of:=[.C3]-[.D3]" office:value-type="float" office:value="-0.0819999999999983" calcext:value-type="float">
            <text:p>-0.082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.001" calcext:value-type="float">
            <text:p>0.001</text:p>
          </table:table-cell>
          <table:table-cell table:formula="of:=[.C4]-[.D4]" office:value-type="float" office:value="-0.111000000000003" calcext:value-type="float">
            <text:p>-0.111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.00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-0.001" calcext:value-type="float">
            <text:p>-0.001</text:p>
          </table:table-cell>
          <table:table-cell table:formula="of:=[.C6]-[.D6]" office:value-type="float" office:value="0.010999999999998" calcext:value-type="float">
            <text:p>0.011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-0.002" calcext:value-type="float">
            <text:p>-0.002</text:p>
          </table:table-cell>
          <table:table-cell table:formula="of:=[.C7]-[.D7]" office:value-type="float" office:value="-0.0480000000000007" calcext:value-type="float">
            <text:p>-0.048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-0.003" calcext:value-type="float">
            <text:p>-0.003</text:p>
          </table:table-cell>
          <table:table-cell table:formula="of:=[.C8]-[.D8]" office:value-type="float" office:value="0.103000000000001" calcext:value-type="float">
            <text:p>0.103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-0.004" calcext:value-type="float">
            <text:p>-0.004</text:p>
          </table:table-cell>
          <table:table-cell table:formula="of:=[.C9]-[.D9]" office:value-type="float" office:value="0.203999999999999" calcext:value-type="float">
            <text:p>0.204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-0.005" calcext:value-type="float">
            <text:p>-0.005</text:p>
          </table:table-cell>
          <table:table-cell table:formula="of:=[.C10]-[.D10]" office:value-type="float" office:value="-0.185000000000001" calcext:value-type="float">
            <text:p>-0.185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-0.006" calcext:value-type="float">
            <text:p>-0.006</text:p>
          </table:table-cell>
          <table:table-cell table:formula="of:=[.C11]-[.D11]" office:value-type="float" office:value="0.0560000000000007" calcext:value-type="float">
            <text:p>0.056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-0.007" calcext:value-type="float">
            <text:p>-0.007</text:p>
          </table:table-cell>
          <table:table-cell table:formula="of:=[.C12]-[.D12]" office:value-type="float" office:value="-0.133000000000001" calcext:value-type="float">
            <text:p>-0.1330</text:p>
          </table:table-cell>
          <table:table-cell table:formula="of:=AVERAGE([.E3:.E12])" office:value-type="float" office:value="-0.0095000000000001" calcext:value-type="float">
            <text:p>-0.0095</text:p>
          </table:table-cell>
          <table:table-cell table:formula="of:=(([.E12]-[.F12])*([.E12]-[.F12])+([.E11]-[.F12])*([.E11]-[.F12])+([.E10]-[.F12])*([.E10]-[.F12])+([.E9]-[.F12])*([.E9]-[.F12])+([.E8]-[.F12])*([.E8]-[.F12])+([.E7]-[.F12])*([.E7]-[.F12])+([.E6]-[.F12])*([.E6]-[.F12])+([.E5]-[.F12])*([.E5]-[.F12])+([.E4]-[.F12])*([.E4]-[.F12])+([.E3]-[.F12])*([.E3]-[.F12]))/10" office:value-type="float" office:value="0.0135942500000002" calcext:value-type="float">
            <text:p>0.01359425</text:p>
          </table:table-cell>
          <table:table-cell table:formula="of:=[.F12]/SQRT([.G12])" office:value-type="float" office:value="-0.0814790541960869" calcext:value-type="float">
            <text:p>-0.081479054196087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-0.008" calcext:value-type="float">
            <text:p>-0.008</text:p>
          </table:table-cell>
          <table:table-cell table:formula="of:=[.C13]-[.D13]" office:value-type="float" office:value="0.248000000000002" calcext:value-type="float">
            <text:p>0.2480</text:p>
          </table:table-cell>
          <table:table-cell table:formula="of:=AVERAGE([.E4:.E13])" office:value-type="float" office:value="0.0234999999999999" calcext:value-type="float">
            <text:p>0.0235</text:p>
          </table:table-cell>
          <table:table-cell table:formula="of:=(([.E13]-[.F13])*([.E13]-[.F13])+([.E12]-[.F13])*([.E12]-[.F13])+([.E11]-[.F13])*([.E11]-[.F13])+([.E10]-[.F13])*([.E10]-[.F13])+([.E9]-[.F13])*([.E9]-[.F13])+([.E8]-[.F13])*([.E8]-[.F13])+([.E7]-[.F13])*([.E7]-[.F13])+([.E6]-[.F13])*([.E6]-[.F13])+([.E5]-[.F13])*([.E5]-[.F13])+([.E4]-[.F13])*([.E4]-[.F13]))/10" office:value-type="float" office:value="0.0186102500000003" calcext:value-type="float">
            <text:p>0.01861025</text:p>
          </table:table-cell>
          <table:table-cell table:formula="of:=[.F13]/SQRT([.G13])" office:value-type="float" office:value="0.17226290177502" calcext:value-type="float">
            <text:p>0.17226290177502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-0.009" calcext:value-type="float">
            <text:p>-0.009</text:p>
          </table:table-cell>
          <table:table-cell table:formula="of:=[.C14]-[.D14]" office:value-type="float" office:value="-0.00100000000000156" calcext:value-type="float">
            <text:p>-0.0010</text:p>
          </table:table-cell>
          <table:table-cell table:formula="of:=AVERAGE([.E5:.E14])" office:value-type="float" office:value="0.0345000000000001" calcext:value-type="float">
            <text:p>0.0345</text:p>
          </table:table-cell>
          <table:table-cell table:formula="of:=(([.E14]-[.F14])*([.E14]-[.F14])+([.E13]-[.F14])*([.E13]-[.F14])+([.E12]-[.F14])*([.E12]-[.F14])+([.E11]-[.F14])*([.E11]-[.F14])+([.E10]-[.F14])*([.E10]-[.F14])+([.E9]-[.F14])*([.E9]-[.F14])+([.E8]-[.F14])*([.E8]-[.F14])+([.E7]-[.F14])*([.E7]-[.F14])+([.E6]-[.F14])*([.E6]-[.F14])+([.E5]-[.F14])*([.E5]-[.F14]))/10" office:value-type="float" office:value="0.0167402500000002" calcext:value-type="float">
            <text:p>0.01674025</text:p>
          </table:table-cell>
          <table:table-cell table:formula="of:=[.F14]/SQRT([.G14])" office:value-type="float" office:value="0.266647873971307" calcext:value-type="float">
            <text:p>0.266647873971307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-0.01" calcext:value-type="float">
            <text:p>-0.010</text:p>
          </table:table-cell>
          <table:table-cell table:formula="of:=[.C15]-[.D15]" office:value-type="float" office:value="0.24" calcext:value-type="float">
            <text:p>0.2400</text:p>
          </table:table-cell>
          <table:table-cell table:formula="of:=AVERAGE([.E6:.E15])" office:value-type="float" office:value="0.0494999999999998" calcext:value-type="float">
            <text:p>0.0495</text:p>
          </table:table-cell>
          <table:table-cell table:formula="of:=(([.E15]-[.F15])*([.E15]-[.F15])+([.E14]-[.F15])*([.E14]-[.F15])+([.E13]-[.F15])*([.E13]-[.F15])+([.E12]-[.F15])*([.E12]-[.F15])+([.E11]-[.F15])*([.E11]-[.F15])+([.E10]-[.F15])*([.E10]-[.F15])+([.E9]-[.F15])*([.E9]-[.F15])+([.E8]-[.F15])*([.E8]-[.F15])+([.E7]-[.F15])*([.E7]-[.F15])+([.E6]-[.F15])*([.E6]-[.F15]))/10" office:value-type="float" office:value="0.0204302500000002" calcext:value-type="float">
            <text:p>0.02043025</text:p>
          </table:table-cell>
          <table:table-cell table:formula="of:=[.F15]/SQRT([.G15])" office:value-type="float" office:value="0.346312652241623" calcext:value-type="float">
            <text:p>0.346312652241623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-0.011" calcext:value-type="float">
            <text:p>-0.011</text:p>
          </table:table-cell>
          <table:table-cell table:formula="of:=[.C16]-[.D16]" office:value-type="float" office:value="0.761" calcext:value-type="float">
            <text:p>0.7610</text:p>
          </table:table-cell>
          <table:table-cell table:formula="of:=AVERAGE([.E7:.E16])" office:value-type="float" office:value="0.1245" calcext:value-type="float">
            <text:p>0.1245</text:p>
          </table:table-cell>
          <table:table-cell table:formula="of:=(([.E16]-[.F16])*([.E16]-[.F16])+([.E15]-[.F16])*([.E15]-[.F16])+([.E14]-[.F16])*([.E14]-[.F16])+([.E13]-[.F16])*([.E13]-[.F16])+([.E12]-[.F16])*([.E12]-[.F16])+([.E11]-[.F16])*([.E11]-[.F16])+([.E10]-[.F16])*([.E10]-[.F16])+([.E9]-[.F16])*([.E9]-[.F16])+([.E8]-[.F16])*([.E8]-[.F16])+([.E7]-[.F16])*([.E7]-[.F16]))/10" office:value-type="float" office:value="0.0652802500000002" calcext:value-type="float">
            <text:p>0.06528025</text:p>
          </table:table-cell>
          <table:table-cell table:formula="of:=[.F16]/SQRT([.G16])" office:value-type="float" office:value="0.487279843444226" calcext:value-type="float">
            <text:p>0.487279843444226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-0.012" calcext:value-type="float">
            <text:p>-0.012</text:p>
          </table:table-cell>
          <table:table-cell table:formula="of:=[.C17]-[.D17]" office:value-type="float" office:value="0.702000000000001" calcext:value-type="float">
            <text:p>0.7020</text:p>
          </table:table-cell>
          <table:table-cell table:formula="of:=AVERAGE([.E8:.E17])" office:value-type="float" office:value="0.1995" calcext:value-type="float">
            <text:p>0.1995</text:p>
          </table:table-cell>
          <table:table-cell table:formula="of:=(([.E17]-[.F17])*([.E17]-[.F17])+([.E16]-[.F17])*([.E16]-[.F17])+([.E15]-[.F17])*([.E15]-[.F17])+([.E14]-[.F17])*([.E14]-[.F17])+([.E13]-[.F17])*([.E13]-[.F17])+([.E12]-[.F17])*([.E12]-[.F17])+([.E11]-[.F17])*([.E11]-[.F17])+([.E10]-[.F17])*([.E10]-[.F17])+([.E9]-[.F17])*([.E9]-[.F17])+([.E8]-[.F17])*([.E8]-[.F17]))/10" office:value-type="float" office:value="0.0900302500000003" calcext:value-type="float">
            <text:p>0.09003025</text:p>
          </table:table-cell>
          <table:table-cell table:formula="of:=[.F17]/SQRT([.G17])" office:value-type="float" office:value="0.66488827121973" calcext:value-type="float">
            <text:p>0.66488827121973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-0.013" calcext:value-type="float">
            <text:p>-0.013</text:p>
          </table:table-cell>
          <table:table-cell table:formula="of:=[.C18]-[.D18]" office:value-type="float" office:value="-0.287000000000001" calcext:value-type="float">
            <text:p>-0.2870</text:p>
          </table:table-cell>
          <table:table-cell table:formula="of:=AVERAGE([.E9:.E18])" office:value-type="float" office:value="0.1605" calcext:value-type="float">
            <text:p>0.1605</text:p>
          </table:table-cell>
          <table:table-cell table:formula="of:=(([.E18]-[.F18])*([.E18]-[.F18])+([.E17]-[.F18])*([.E17]-[.F18])+([.E16]-[.F18])*([.E16]-[.F18])+([.E15]-[.F18])*([.E15]-[.F18])+([.E14]-[.F18])*([.E14]-[.F18])+([.E13]-[.F18])*([.E13]-[.F18])+([.E12]-[.F18])*([.E12]-[.F18])+([.E11]-[.F18])*([.E11]-[.F18])+([.E10]-[.F18])*([.E10]-[.F18])+([.E9]-[.F18])*([.E9]-[.F18]))/10" office:value-type="float" office:value="0.11124625" calcext:value-type="float">
            <text:p>0.11124625</text:p>
          </table:table-cell>
          <table:table-cell table:formula="of:=[.F18]/SQRT([.G18])" office:value-type="float" office:value="0.481207454641687" calcext:value-type="float">
            <text:p>0.481207454641687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-0.014" calcext:value-type="float">
            <text:p>-0.014</text:p>
          </table:table-cell>
          <table:table-cell table:formula="of:=[.C19]-[.D19]" office:value-type="float" office:value="0.0939999999999983" calcext:value-type="float">
            <text:p>0.0940</text:p>
          </table:table-cell>
          <table:table-cell table:formula="of:=AVERAGE([.E10:.E19])" office:value-type="float" office:value="0.1495" calcext:value-type="float">
            <text:p>0.1495</text:p>
          </table:table-cell>
          <table:table-cell table:formula="of:=(([.E19]-[.F19])*([.E19]-[.F19])+([.E18]-[.F19])*([.E18]-[.F19])+([.E17]-[.F19])*([.E17]-[.F19])+([.E16]-[.F19])*([.E16]-[.F19])+([.E15]-[.F19])*([.E15]-[.F19])+([.E14]-[.F19])*([.E14]-[.F19])+([.E13]-[.F19])*([.E13]-[.F19])+([.E12]-[.F19])*([.E12]-[.F19])+([.E11]-[.F19])*([.E11]-[.F19])+([.E10]-[.F19])*([.E10]-[.F19]))/10" office:value-type="float" office:value="0.11137825" calcext:value-type="float">
            <text:p>0.11137825</text:p>
          </table:table-cell>
          <table:table-cell table:formula="of:=[.F19]/SQRT([.G19])" office:value-type="float" office:value="0.447961817187819" calcext:value-type="float">
            <text:p>0.447961817187819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-0.015" calcext:value-type="float">
            <text:p>-0.015</text:p>
          </table:table-cell>
          <table:table-cell table:formula="of:=[.C20]-[.D20]" office:value-type="float" office:value="0.135000000000001" calcext:value-type="float">
            <text:p>0.1350</text:p>
          </table:table-cell>
          <table:table-cell table:formula="of:=AVERAGE([.E11:.E20])" office:value-type="float" office:value="0.1815" calcext:value-type="float">
            <text:p>0.1815</text:p>
          </table:table-cell>
          <table:table-cell table:formula="of:=(([.E20]-[.F20])*([.E20]-[.F20])+([.E19]-[.F20])*([.E19]-[.F20])+([.E18]-[.F20])*([.E18]-[.F20])+([.E17]-[.F20])*([.E17]-[.F20])+([.E16]-[.F20])*([.E16]-[.F20])+([.E15]-[.F20])*([.E15]-[.F20])+([.E14]-[.F20])*([.E14]-[.F20])+([.E13]-[.F20])*([.E13]-[.F20])+([.E12]-[.F20])*([.E12]-[.F20])+([.E11]-[.F20])*([.E11]-[.F20]))/10" office:value-type="float" office:value="0.0991862500000003" calcext:value-type="float">
            <text:p>0.09918625</text:p>
          </table:table-cell>
          <table:table-cell table:formula="of:=[.F20]/SQRT([.G20])" office:value-type="float" office:value="0.576303018002812" calcext:value-type="float">
            <text:p>0.576303018002812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-0.016" calcext:value-type="float">
            <text:p>-0.016</text:p>
          </table:table-cell>
          <table:table-cell table:formula="of:=[.C21]-[.D21]" office:value-type="float" office:value="-0.304" calcext:value-type="float">
            <text:p>-0.3040</text:p>
          </table:table-cell>
          <table:table-cell table:formula="of:=AVERAGE([.E12:.E21])" office:value-type="float" office:value="0.1455" calcext:value-type="float">
            <text:p>0.1455</text:p>
          </table:table-cell>
          <table:table-cell table:formula="of:=(([.E21]-[.F21])*([.E21]-[.F21])+([.E20]-[.F21])*([.E20]-[.F21])+([.E19]-[.F21])*([.E19]-[.F21])+([.E18]-[.F21])*([.E18]-[.F21])+([.E17]-[.F21])*([.E17]-[.F21])+([.E16]-[.F21])*([.E16]-[.F21])+([.E15]-[.F21])*([.E15]-[.F21])+([.E14]-[.F21])*([.E14]-[.F21])+([.E13]-[.F21])*([.E13]-[.F21])+([.E12]-[.F21])*([.E12]-[.F21]))/10" office:value-type="float" office:value="0.11988625" calcext:value-type="float">
            <text:p>0.11988625</text:p>
          </table:table-cell>
          <table:table-cell table:formula="of:=[.F21]/SQRT([.G21])" office:value-type="float" office:value="0.420221535555006" calcext:value-type="float">
            <text:p>0.420221535555006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-0.017" calcext:value-type="float">
            <text:p>-0.017</text:p>
          </table:table-cell>
          <table:table-cell table:formula="of:=[.C22]-[.D22]" office:value-type="float" office:value="0.207000000000001" calcext:value-type="float">
            <text:p>0.2070</text:p>
          </table:table-cell>
          <table:table-cell table:formula="of:=AVERAGE([.E13:.E22])" office:value-type="float" office:value="0.1795" calcext:value-type="float">
            <text:p>0.1795</text:p>
          </table:table-cell>
          <table:table-cell table:formula="of:=(([.E22]-[.F22])*([.E22]-[.F22])+([.E21]-[.F22])*([.E21]-[.F22])+([.E20]-[.F22])*([.E20]-[.F22])+([.E19]-[.F22])*([.E19]-[.F22])+([.E18]-[.F22])*([.E18]-[.F22])+([.E17]-[.F22])*([.E17]-[.F22])+([.E16]-[.F22])*([.E16]-[.F22])+([.E15]-[.F22])*([.E15]-[.F22])+([.E14]-[.F22])*([.E14]-[.F22])+([.E13]-[.F22])*([.E13]-[.F22]))/10" office:value-type="float" office:value="0.11135225" calcext:value-type="float">
            <text:p>0.11135225</text:p>
          </table:table-cell>
          <table:table-cell table:formula="of:=[.F22]/SQRT([.G22])" office:value-type="float" office:value="0.537916609593224" calcext:value-type="float">
            <text:p>0.537916609593224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-0.018" calcext:value-type="float">
            <text:p>-0.018</text:p>
          </table:table-cell>
          <table:table-cell table:formula="of:=[.C23]-[.D23]" office:value-type="float" office:value="0.0680000000000007" calcext:value-type="float">
            <text:p>0.0680</text:p>
          </table:table-cell>
          <table:table-cell table:formula="of:=AVERAGE([.E14:.E23])" office:value-type="float" office:value="0.1615" calcext:value-type="float">
            <text:p>0.1615</text:p>
          </table:table-cell>
          <table:table-cell table:formula="of:=(([.E23]-[.F23])*([.E23]-[.F23])+([.E22]-[.F23])*([.E22]-[.F23])+([.E21]-[.F23])*([.E21]-[.F23])+([.E20]-[.F23])*([.E20]-[.F23])+([.E19]-[.F23])*([.E19]-[.F23])+([.E18]-[.F23])*([.E18]-[.F23])+([.E17]-[.F23])*([.E17]-[.F23])+([.E16]-[.F23])*([.E16]-[.F23])+([.E15]-[.F23])*([.E15]-[.F23])+([.E14]-[.F23])*([.E14]-[.F23]))/10" office:value-type="float" office:value="0.11180225" calcext:value-type="float">
            <text:p>0.11180225</text:p>
          </table:table-cell>
          <table:table-cell table:formula="of:=[.F23]/SQRT([.G23])" office:value-type="float" office:value="0.483000137959384" calcext:value-type="float">
            <text:p>0.483000137959384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-0.019" calcext:value-type="float">
            <text:p>-0.019</text:p>
          </table:table-cell>
          <table:table-cell table:formula="of:=[.C24]-[.D24]" office:value-type="float" office:value="-0.201000000000002" calcext:value-type="float">
            <text:p>-0.2010</text:p>
          </table:table-cell>
          <table:table-cell table:formula="of:=AVERAGE([.E15:.E24])" office:value-type="float" office:value="0.1415" calcext:value-type="float">
            <text:p>0.1415</text:p>
          </table:table-cell>
          <table:table-cell table:formula="of:=(([.E24]-[.F24])*([.E24]-[.F24])+([.E23]-[.F24])*([.E23]-[.F24])+([.E22]-[.F24])*([.E22]-[.F24])+([.E21]-[.F24])*([.E21]-[.F24])+([.E20]-[.F24])*([.E20]-[.F24])+([.E19]-[.F24])*([.E19]-[.F24])+([.E18]-[.F24])*([.E18]-[.F24])+([.E17]-[.F24])*([.E17]-[.F24])+([.E16]-[.F24])*([.E16]-[.F24])+([.E15]-[.F24])*([.E15]-[.F24]))/10" office:value-type="float" office:value="0.12190225" calcext:value-type="float">
            <text:p>0.12190225</text:p>
          </table:table-cell>
          <table:table-cell table:formula="of:=[.F24]/SQRT([.G24])" office:value-type="float" office:value="0.40527571349219" calcext:value-type="float">
            <text:p>0.40527571349219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-0.02" calcext:value-type="float">
            <text:p>-0.020</text:p>
          </table:table-cell>
          <table:table-cell table:formula="of:=[.C25]-[.D25]" office:value-type="float" office:value="-0.439999999999997" calcext:value-type="float">
            <text:p>-0.4400</text:p>
          </table:table-cell>
          <table:table-cell table:formula="of:=AVERAGE([.E16:.E25])" office:value-type="float" office:value="0.0735000000000002" calcext:value-type="float">
            <text:p>0.0735</text:p>
          </table:table-cell>
          <table:table-cell table:formula="of:=(([.E25]-[.F25])*([.E25]-[.F25])+([.E24]-[.F25])*([.E24]-[.F25])+([.E23]-[.F25])*([.E23]-[.F25])+([.E22]-[.F25])*([.E22]-[.F25])+([.E21]-[.F25])*([.E21]-[.F25])+([.E20]-[.F25])*([.E20]-[.F25])+([.E19]-[.F25])*([.E19]-[.F25])+([.E18]-[.F25])*([.E18]-[.F25])+([.E17]-[.F25])*([.E17]-[.F25])+([.E16]-[.F25])*([.E16]-[.F25]))/10" office:value-type="float" office:value="0.15012225" calcext:value-type="float">
            <text:p>0.15012225</text:p>
          </table:table-cell>
          <table:table-cell table:formula="of:=[.F25]/SQRT([.G25])" office:value-type="float" office:value="0.189698897407399" calcext:value-type="float">
            <text:p>0.189698897407399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-0.021" calcext:value-type="float">
            <text:p>-0.021</text:p>
          </table:table-cell>
          <table:table-cell table:formula="of:=[.C26]-[.D26]" office:value-type="float" office:value="-0.0689999999999999" calcext:value-type="float">
            <text:p>-0.0690</text:p>
          </table:table-cell>
          <table:table-cell table:formula="of:=AVERAGE([.E17:.E26])" office:value-type="float" office:value="-0.00949999999999979" calcext:value-type="float">
            <text:p>-0.0095</text:p>
          </table:table-cell>
          <table:table-cell table:formula="of:=(([.E26]-[.F26])*([.E26]-[.F26])+([.E25]-[.F26])*([.E25]-[.F26])+([.E24]-[.F26])*([.E24]-[.F26])+([.E23]-[.F26])*([.E23]-[.F26])+([.E22]-[.F26])*([.E22]-[.F26])+([.E21]-[.F26])*([.E21]-[.F26])+([.E20]-[.F26])*([.E20]-[.F26])+([.E19]-[.F26])*([.E19]-[.F26])+([.E18]-[.F26])*([.E18]-[.F26])+([.E17]-[.F26])*([.E17]-[.F26]))/10" office:value-type="float" office:value="0.0979982500000001" calcext:value-type="float">
            <text:p>0.09799825</text:p>
          </table:table-cell>
          <table:table-cell table:formula="of:=[.F26]/SQRT([.G26])" office:value-type="float" office:value="-0.0303469077932399" calcext:value-type="float">
            <text:p>-0.03034690779324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-0.022" calcext:value-type="float">
            <text:p>-0.022</text:p>
          </table:table-cell>
          <table:table-cell table:formula="of:=[.C27]-[.D27]" office:value-type="float" office:value="0.251999999999997" calcext:value-type="float">
            <text:p>0.2520</text:p>
          </table:table-cell>
          <table:table-cell table:formula="of:=AVERAGE([.E18:.E27])" office:value-type="float" office:value="-0.0545000000000002" calcext:value-type="float">
            <text:p>-0.0545</text:p>
          </table:table-cell>
          <table:table-cell table:formula="of:=(([.E27]-[.F27])*([.E27]-[.F27])+([.E26]-[.F27])*([.E26]-[.F27])+([.E25]-[.F27])*([.E25]-[.F27])+([.E24]-[.F27])*([.E24]-[.F27])+([.E23]-[.F27])*([.E23]-[.F27])+([.E22]-[.F27])*([.E22]-[.F27])+([.E21]-[.F27])*([.E21]-[.F27])+([.E20]-[.F27])*([.E20]-[.F27])+([.E19]-[.F27])*([.E19]-[.F27])+([.E18]-[.F27])*([.E18]-[.F27]))/10" office:value-type="float" office:value="0.0521882499999998" calcext:value-type="float">
            <text:p>0.05218825</text:p>
          </table:table-cell>
          <table:table-cell table:formula="of:=[.F27]/SQRT([.G27])" office:value-type="float" office:value="-0.23856687140495" calcext:value-type="float">
            <text:p>-0.23856687140495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-0.023" calcext:value-type="float">
            <text:p>-0.023</text:p>
          </table:table-cell>
          <table:table-cell table:formula="of:=[.C28]-[.D28]" office:value-type="float" office:value="-0.626999999999999" calcext:value-type="float">
            <text:p>-0.6270</text:p>
          </table:table-cell>
          <table:table-cell table:formula="of:=AVERAGE([.E19:.E28])" office:value-type="float" office:value="-0.0885" calcext:value-type="float">
            <text:p>-0.0885</text:p>
          </table:table-cell>
          <table:table-cell table:formula="of:=(([.E28]-[.F28])*([.E28]-[.F28])+([.E27]-[.F28])*([.E27]-[.F28])+([.E26]-[.F28])*([.E26]-[.F28])+([.E25]-[.F28])*([.E25]-[.F28])+([.E24]-[.F28])*([.E24]-[.F28])+([.E23]-[.F28])*([.E23]-[.F28])+([.E22]-[.F28])*([.E22]-[.F28])+([.E21]-[.F28])*([.E21]-[.F28])+([.E20]-[.F28])*([.E20]-[.F28])+([.E19]-[.F28])*([.E19]-[.F28]))/10" office:value-type="float" office:value="0.0784022499999996" calcext:value-type="float">
            <text:p>0.07840225</text:p>
          </table:table-cell>
          <table:table-cell table:formula="of:=[.F28]/SQRT([.G28])" office:value-type="float" office:value="-0.31606689320531" calcext:value-type="float">
            <text:p>-0.31606689320531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-0.024" calcext:value-type="float">
            <text:p>-0.024</text:p>
          </table:table-cell>
          <table:table-cell table:formula="of:=[.C29]-[.D29]" office:value-type="float" office:value="0.444000000000002" calcext:value-type="float">
            <text:p>0.4440</text:p>
          </table:table-cell>
          <table:table-cell table:formula="of:=AVERAGE([.E20:.E29])" office:value-type="float" office:value="-0.0534999999999997" calcext:value-type="float">
            <text:p>-0.0535</text:p>
          </table:table-cell>
          <table:table-cell table:formula="of:=(([.E29]-[.F29])*([.E29]-[.F29])+([.E28]-[.F29])*([.E28]-[.F29])+([.E27]-[.F29])*([.E27]-[.F29])+([.E26]-[.F29])*([.E26]-[.F29])+([.E25]-[.F29])*([.E25]-[.F29])+([.E24]-[.F29])*([.E24]-[.F29])+([.E23]-[.F29])*([.E23]-[.F29])+([.E22]-[.F29])*([.E22]-[.F29])+([.E21]-[.F29])*([.E21]-[.F29])+([.E20]-[.F29])*([.E20]-[.F29]))/10" office:value-type="float" office:value="0.10220225" calcext:value-type="float">
            <text:p>0.10220225</text:p>
          </table:table-cell>
          <table:table-cell table:formula="of:=[.F29]/SQRT([.G29])" office:value-type="float" office:value="-0.167349166455869" calcext:value-type="float">
            <text:p>-0.167349166455869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-0.025" calcext:value-type="float">
            <text:p>-0.025</text:p>
          </table:table-cell>
          <table:table-cell table:formula="of:=[.C30]-[.D30]" office:value-type="float" office:value="-0.675000000000003" calcext:value-type="float">
            <text:p>-0.6750</text:p>
          </table:table-cell>
          <table:table-cell table:formula="of:=AVERAGE([.E21:.E30])" office:value-type="float" office:value="-0.1345" calcext:value-type="float">
            <text:p>-0.1345</text:p>
          </table:table-cell>
          <table:table-cell table:formula="of:=(([.E30]-[.F30])*([.E30]-[.F30])+([.E29]-[.F30])*([.E29]-[.F30])+([.E28]-[.F30])*([.E28]-[.F30])+([.E27]-[.F30])*([.E27]-[.F30])+([.E26]-[.F30])*([.E26]-[.F30])+([.E25]-[.F30])*([.E25]-[.F30])+([.E24]-[.F30])*([.E24]-[.F30])+([.E23]-[.F30])*([.E23]-[.F30])+([.E22]-[.F30])*([.E22]-[.F30])+([.E21]-[.F30])*([.E21]-[.F30]))/10" office:value-type="float" office:value="0.13071425" calcext:value-type="float">
            <text:p>0.13071425</text:p>
          </table:table-cell>
          <table:table-cell table:formula="of:=[.F30]/SQRT([.G30])" office:value-type="float" office:value="-0.37201531286253" calcext:value-type="float">
            <text:p>-0.37201531286253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-0.026" calcext:value-type="float">
            <text:p>-0.026</text:p>
          </table:table-cell>
          <table:table-cell table:formula="of:=[.C31]-[.D31]" office:value-type="float" office:value="-0.203999999999997" calcext:value-type="float">
            <text:p>-0.2040</text:p>
          </table:table-cell>
          <table:table-cell table:formula="of:=AVERAGE([.E22:.E31])" office:value-type="float" office:value="-0.1245" calcext:value-type="float">
            <text:p>-0.1245</text:p>
          </table:table-cell>
          <table:table-cell table:formula="of:=(([.E31]-[.F31])*([.E31]-[.F31])+([.E30]-[.F31])*([.E30]-[.F31])+([.E29]-[.F31])*([.E29]-[.F31])+([.E28]-[.F31])*([.E28]-[.F31])+([.E27]-[.F31])*([.E27]-[.F31])+([.E26]-[.F31])*([.E26]-[.F31])+([.E25]-[.F31])*([.E25]-[.F31])+([.E24]-[.F31])*([.E24]-[.F31])+([.E23]-[.F31])*([.E23]-[.F31])+([.E22]-[.F31])*([.E22]-[.F31]))/10" office:value-type="float" office:value="0.12822425" calcext:value-type="float">
            <text:p>0.12822425</text:p>
          </table:table-cell>
          <table:table-cell table:formula="of:=[.F31]/SQRT([.G31])" office:value-type="float" office:value="-0.347683649548418" calcext:value-type="float">
            <text:p>-0.347683649548418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30:15.129487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33:03.085582080</dc:date>
    <meta:editing-duration>PT1H13M13S</meta:editing-duration>
    <meta:editing-cycles>25</meta:editing-cycles>
    <meta:generator>LibreOffice/6.0.6.2$Linux_X86_64 LibreOffice_project/00m0$Build-2</meta:generator>
    <meta:document-statistic meta:table-count="2" meta:cell-count="496" meta:object-count="0"/>
  </office:meta>
</office:document-meta>
</file>